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line-height="200%"/>
    </style:style>
    <style:style style:name="P2" style:family="paragraph" style:parent-style-name="Standard" style:master-page-name="Standard">
      <style:paragraph-properties fo:margin-top="0in" fo:margin-bottom="0in" fo:line-height="200%" style:page-number="auto"/>
      <style:text-properties style:font-name="Times New Roman" style:font-name-complex="Times New Roman1"/>
    </style:style>
    <style:style style:name="P3" style:family="paragraph" style:parent-style-name="Standard">
      <style:paragraph-properties fo:margin-top="0in" fo:margin-bottom="0in" fo:line-height="200%"/>
      <style:text-properties style:font-name="Times New Roman" style:font-name-complex="Times New Roman1"/>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Birdacage on Stuff</text:span></text:p>
      <text:p text:style-name="P3">Esta pieza surgió como resultado del trabajo de diseño sonoro realizado para la simulación de vida del Proyecto Ouroborus. Dado que dicha simulación es de una naturaleza generativa (a partir de algoritmos predeterminados y condiciones iniciales aleatorias), no tenía control más que sobre el algoritmo de síntesis y la interpretación de datos informáticos en el plano sonoro. Esta pieza surge como una reacción a esta falta de control. Para realizarla, tomé los algoritmos de síntesis ya diseñados y el autómata de celdas sobre el que corre la simulación. Con estos elementos y condiciones iniciales fijas, di forma a la presente pieza.<text:bookmark text:name="_GoBac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s" fo:country="MX"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neto</meta:initial-creator>
    <meta:editing-cycles>2</meta:editing-cycles>
    <meta:creation-date>2011-11-30T18:18:00</meta:creation-date>
    <dc:date>2012-04-11T13:38:57</dc:date>
    <meta:editing-duration>PT1M22S</meta:editing-duration>
    <meta:generator>LibreOffice/3.4$Unix LibreOffice_project/340m1$Build-602</meta:generator>
    <meta:document-statistic meta:table-count="0" meta:image-count="0" meta:object-count="0" meta:page-count="1" meta:paragraph-count="2" meta:word-count="104" meta:character-count="654" meta:non-whitespace-character-count="5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